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xe d’amélioration :<text:s/></text:p>
      <text:p text:style-name="Normal"/>
      <text:p text:style-name="Normal">Table CIS_COMPO_BDPM : (PK : Liaison FT/SA, Code CIS et code Substance)<text:s/></text:p>
      <text:p text:style-name="Normal">-Proposition d’amélioration : (Table pour dénomination substance et code Substance avec liaison et identifiant R car PK)</text:p>
      <text:p text:style-name="Normal">-Nature<text:s/>Composant et Liaison FT/SA même chose avec identifiant R car PK.<text:s/></text:p>
      <text:p text:style-name="Normal"/>
      <text:p text:style-name="Normal"/>
      <text:p text:style-name="Normal">Table CIS_GENER_BDPM : PK ( CODE CIS + ID groupe générique ) débat sur le code tri (puisque pas nécessaire pour PK)</text:p>
      <text:p text:style-name="Normal">Proposition : ID groupe générique et libellé du groupe générique avec identifiant relatif.</text:p>
      <text:p text:style-name="Normal"/>
      <text:p text:style-name="Normal">CIS_infoImportante : <text:s/>Revoir les balises, on stockera le lien, le titre.<text:s/></text:p>
      <text:p text:style-name="Normal"/>
      <text:p text:style-name="Normal">Has_Lien (suppression de la table il ne reste que l’id qui correspond à l’identifiant en fin de lien)</text:p>
      <text:p text:style-name="Normal"/>
      <text:p text:style-name="Normal"/>
      <text:p text:style-name="Normal">CIS_HAS :<text:s/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T Victor</meta:initial-creator>
    <dc:creator>MARIT Victor</dc:creator>
    <meta:creation-date>2021-04-13T07:22:00Z</meta:creation-date>
    <dc:date>2021-04-13T07:22:00Z</dc:date>
    <meta:template xlink:href="Normal.dotm" xlink:type="simple"/>
    <meta:editing-cycles>2</meta:editing-cycles>
    <meta:editing-duration>PT1620S</meta:editing-duration>
    <meta:document-statistic meta:page-count="1" meta:paragraph-count="1" meta:word-count="106" meta:character-count="693" meta:row-count="4" meta:non-whitespace-character-count="588"/>
  </office:meta>
</office:document-meta>
</file>